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2.6311in"/>
    </style:style>
    <style:style style:name="co10" style:family="table-column">
      <style:table-column-properties fo:break-before="auto" style:column-width="2.9453in"/>
    </style:style>
    <style:style style:name="ro4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-App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uchspersonenstunden</text:p>
          </table:table-cell>
          <table:table-cell office:value-type="string" calcext:value-type="string">
            <text:p>Fabian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asmus</text:p>
          </table:table-cell>
          <table:table-cell office:value-type="string" calcext:value-type="string">
            <text:p>Flo, Leo (Konstanz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ustausch Praktika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Einführung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Fachschaften -digital-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ießung</text:p>
          </table:table-cell>
          <table:table-cell office:value-type="string" calcext:value-type="string">
            <text:p>Lara (Bremen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istungsdruck -Studium-</text:p>
          </table:table-cell>
          <table:table-cell office:value-type="string" calcext:value-type="string">
            <text:p>Leo, Kathi (Hildesheim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spüler vs. Tiefspüler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e</text:p>
          </table:table-cell>
          <table:table-cell office:value-type="string" calcext:value-type="string">
            <text:p>Dian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wahl Studienplatz (Bachelor)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hschaft -intern-</text:p>
          </table:table-cell>
          <table:table-cell office:value-type="string" calcext:value-type="string">
            <text:p>Lisa (Bielefeld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hlfach/ -modul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Aktualisierung Pos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-Olympiade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Diskussion Frau Dr. Beneke (BptK&amp;DPT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eetworkout – 14 Uhr!</text:p>
          </table:table-cell>
          <table:table-cell office:value-type="string" calcext:value-type="string">
            <text:p>Jan (Marburg)</text:p>
          </table:table-cell>
          <table:table-cell office:value-type="string" calcext:value-type="string">
            <text:p>Vor 12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ederholdung von Prüfungen</text:p>
          </table:table-cell>
          <table:table-cell office:value-type="string" calcext:value-type="string">
            <text:p>Giulia (Bonn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nführung Rechtspsychologie</text:p>
          </table:table-cell>
          <table:table-cell office:value-type="string" calcext:value-type="string">
            <text:p>Haschiko (Kiel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WebTeam-Homepage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5-05-29T09:30:00+0100</text:p>
          </table:table-cell>
          <table:table-cell office:value-type="string">
            <text:p>2015-05-29T11:3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5-05-29T13:00:00+0100</text:p>
          </table:table-cell>
          <table:table-cell office:value-type="string">
            <text:p>2015-05-29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5-05-29T15:00:00+0100</text:p>
          </table:table-cell>
          <table:table-cell office:value-type="string">
            <text:p>2015-05-29T16:3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5-05-30T10:30:00+0100</text:p>
          </table:table-cell>
          <table:table-cell office:value-type="string">
            <text:p>2015-05-30T12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5-05-30T13:30:00+0100</text:p>
          </table:table-cell>
          <table:table-cell office:value-type="string">
            <text:p>2015-05-30T15:0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5-05-30T15:00:00+0100</text:p>
          </table:table-cell>
          <table:table-cell office:value-type="string">
            <text:p>2015-05-30T16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3:25:54.9699971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05-29T13:27:01.505854164</dc:date>
    <meta:editing-duration>PT3H23M48S</meta:editing-duration>
    <meta:editing-cycles>89</meta:editing-cycles>
    <meta:generator>LibreOffice/4.3.7.2$Linux_X86_64 LibreOffice_project/430$Build-2</meta:generator>
    <dc:creator>rick </dc:creator>
    <meta:document-statistic meta:table-count="2" meta:cell-count="248" meta:object-count="0"/>
  </office:meta>
</office:document-meta>
</file>